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list-style-name="L1"/>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2"/>
    <style:style style:name="P6" style:family="paragraph" style:parent-style-name="Text_20_body" style:list-style-name="L1">
      <style:paragraph-properties fo:margin-top="0cm" fo:margin-bottom="0cm"/>
    </style:style>
    <style:style style:name="P7" style:family="paragraph" style:parent-style-name="Text_20_body" style:list-style-name="L2">
      <style:paragraph-properties fo:margin-top="0cm" fo:margin-bottom="0cm"/>
    </style:style>
    <style:style style:name="P8" style:family="paragraph" style:parent-style-name="Preformatted_20_Text">
      <style:paragraph-properties fo:margin-top="0cm" fo:margin-bottom="0.499cm"/>
    </style:style>
    <style:style style:name="P9" style:family="paragraph" style:parent-style-name="Preformatted_20_Text" style:list-style-name="L1">
      <style:paragraph-properties fo:margin-top="0cm" fo:margin-bottom="0.499cm"/>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w to modify a commit </text:p>
      <text:p text:style-name="P1"/>
      <text:p text:style-name="P4">To modify a commit in Git, there are a few approaches depending on your needs. Here are the most common ones:</text:p>
      <text:h text:style-name="Heading_20_3" text:outline-level="3">1. <text:span text:style-name="Strong_20_Emphasis">Amend the most recent commit:</text:span></text:h>
      <text:p text:style-name="Text_20_body">If you want to modify the most recent commit (for example, if you forgot to add a file or need to change the commit message), you can use:</text:p>
      <text:p text:style-name="P8"><text:span text:style-name="Source_20_Text">git commit --amend</text:span></text:p>
      <text:p text:style-name="Text_20_body">This will open the commit message in your default text editor. You can modify the commit message or make changes to the staged files, and then save and close the editor. The commit will be updated with the changes.</text:p>
      <text:h text:style-name="Heading_20_3" text:outline-level="3">2. <text:span text:style-name="Strong_20_Emphasis">Modify an older commit using </text:span><text:span text:style-name="Strong_20_Emphasis"><text:span text:style-name="Source_20_Text">rebase</text:span></text:span><text:span text:style-name="Strong_20_Emphasis">:</text:span></text:h>
      <text:p text:style-name="Text_20_body">If you need to modify a commit that’s not the most recent one, you can use an interactive rebase. Here’s how:</text:p>
      <text:list xml:id="list499004049456011639" text:style-name="L1">
        <text:list-item>
          <text:p text:style-name="P3">Start an interactive rebase for the last N commits (where N is the number of commits you want to go back):</text:p>
          <text:p text:style-name="P9"><text:span text:style-name="Source_20_Text">git rebase -i HEAD~N</text:span></text:p>
          <text:p text:style-name="P3">For example, if you want to modify the last 3 commits, use <text:span text:style-name="Source_20_Text">git rebase -i HEAD~3</text:span>.</text:p>
        </text:list-item>
        <text:list-item>
          <text:p text:style-name="P3">Your editor will open with a list of commits. To modify a commit, change <text:span text:style-name="Source_20_Text">pick</text:span> to <text:span text:style-name="Source_20_Text">edit</text:span> next to the commit you want to change.</text:p>
        </text:list-item>
        <text:list-item>
          <text:p text:style-name="P3">After saving and closing the editor, Git will stop at the commit you marked for editing. Now, you can:</text:p>
          <text:list>
            <text:list-item>
              <text:p text:style-name="P6">Make changes to the code (edit files, stage them with <text:span text:style-name="Source_20_Text">git add</text:span>). </text:p>
            </text:list-item>
            <text:list-item>
              <text:p text:style-name="P6">Modify the commit message with <text:span text:style-name="Source_20_Text">git commit --amend</text:span>. </text:p>
            </text:list-item>
          </text:list>
        </text:list-item>
        <text:list-item>
          <text:p text:style-name="P3">Once you've amended the commit, continue the rebase process by running:</text:p>
          <text:p text:style-name="P9"><text:span text:style-name="Source_20_Text">git rebase --continue</text:span></text:p>
        </text:list-item>
        <text:list-item>
          <text:p text:style-name="P3">If there are conflicts, Git will prompt you to resolve them before continuing.</text:p>
        </text:list-item>
      </text:list>
      <text:h text:style-name="Heading_20_3" text:outline-level="3">3. <text:span text:style-name="Strong_20_Emphasis">Revert a commit:</text:span></text:h>
      <text:p text:style-name="Text_20_body">If you want to undo a commit without modifying history, you can use:</text:p>
      <text:p text:style-name="P8"><text:span text:style-name="Source_20_Text">git revert &lt;commit-hash&gt;</text:span></text:p>
      <text:p text:style-name="Text_20_body">This will create a new commit that undoes the changes introduced by the specified commit, leaving the history intact.</text:p>
      <text:p text:style-name="Horizontal_20_Line"/>
      <text:p text:style-name="Text_20_body">Let me know if you need further clarification on any of these steps!</text:p>
      <text:p text:style-name="P1">how to close and save vim </text:p>
      <text:p text:style-name="P2"/>
      <text:p text:style-name="P4">To close and save a file in Vim, follow these steps:</text:p>
      <text:list xml:id="list2109844888229012936" text:style-name="L2">
        <text:list-item>
          <text:p text:style-name="P7"><text:soft-page-break/><text:span text:style-name="Strong_20_Emphasis">Press </text:span><text:span text:style-name="Strong_20_Emphasis"><text:span text:style-name="Source_20_Text">Esc</text:span></text:span> to make sure you're not in insert mode (you should be in normal mode). </text:p>
        </text:list-item>
        <text:list-item>
          <text:p text:style-name="P7">Type <text:span text:style-name="Source_20_Text">:wq</text:span> (which stands for "write and quit"). </text:p>
        </text:list-item>
        <text:list-item>
          <text:p text:style-name="P5">Press <text:span text:style-name="Source_20_Text">Enter</text:span>. </text:p>
        </text:list-item>
      </text:list>
      <text:p text:style-name="Text_20_body">This will save the changes you've made and exit Vim.</text:p>
      <text:p text:style-name="Text_20_body">Alternatively, if you just want to save without quitting, you can type <text:span text:style-name="Source_20_Text">:w</text:span> and press <text:span text:style-name="Source_20_Text">Enter</text:span>.</text:p>
      <text:p text:style-name="Text_20_body">If you want to quit without saving, you can use <text:span text:style-name="Source_20_Text">:q!</text:span> (this forces Vim to quit without saving any changes).</text:p>
      <text:p text:style-name="Text_20_body">Let me know if you'd like more Vim tip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55S</meta:editing-duration>
    <meta:editing-cycles>4</meta:editing-cycles>
    <meta:generator>OpenOffice/4.1.15$Win32 OpenOffice.org_project/4115m2$Build-9813</meta:generator>
    <dc:date>2025-01-31T14:56:58.32</dc:date>
    <meta:document-statistic meta:table-count="0" meta:image-count="0" meta:object-count="0" meta:page-count="2" meta:paragraph-count="32" meta:word-count="425" meta:character-count="2218"/>
    <meta:user-defined meta:name="Info 1"/>
    <meta:user-defined meta:name="Info 2"/>
    <meta:user-defined meta:name="Info 3"/>
    <meta:user-defined meta:name="Info 4"/>
  </office:meta>
</office:document-meta>
</file>